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CD32440F5005AF8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4" style:family="paragraph" style:parent-style-name="Standard">
      <style:paragraph-properties fo:text-align="start" style:justify-single-word="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8"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9"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10"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11"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2" style:family="paragraph" style:parent-style-name="Standard" style:list-style-name="L2">
      <style:paragraph-properties fo:line-height="150%" fo:text-align="justify" style:justify-single-word="false"/>
      <style:text-properties fo:font-size="10pt" style:font-size-asian="10pt" style:font-size-complex="10pt"/>
    </style:style>
    <style:style style:name="P13"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14"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15" style:family="paragraph">
      <style:paragraph-properties style:writing-mode="lr-tb"/>
    </style:style>
    <style:style style:name="P16" style:family="paragraph">
      <style:paragraph-properties style:text-autospace="none"/>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use-window-font-color="true" style:font-name="Arial2" fo:language="es" fo:country="ES" fo:font-style="normal" style:text-underline-style="solid" style:text-underline-width="auto" style:text-underline-color="font-color" fo:font-weight="normal" officeooo:rsid="000c9bf7"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4" style:family="text">
      <style:text-properties style:font-name="Arial2" fo:font-size="9pt" style:font-size-asian="9pt" style:font-name-complex="Arial2" style:font-size-complex="9pt"/>
    </style:style>
    <style:style style:name="T5" style:family="text">
      <style:text-properties style:font-name="Arial2" fo:language="es" fo:country="ES" style:text-underline-style="none" style:font-name-complex="Arial2"/>
    </style:style>
    <style:style style:name="T6" style:family="text">
      <style:text-properties style:font-name="Arial2" fo:language="es" fo:country="ES" style:text-underline-style="none" fo:font-weight="normal" style:font-name-asian="Helvetica" style:font-weight-asian="normal" style:font-name-complex="Arial2" style:font-weight-complex="normal"/>
    </style:style>
    <style:style style:name="T7" style:family="text">
      <style:text-properties style:font-name="Arial2" fo:language="es" fo:country="ES" style:text-underline-style="solid" style:text-underline-width="auto" style:text-underline-color="font-color" style:font-name-complex="Arial2"/>
    </style:style>
    <style:style style:name="T8" style:family="text">
      <style:text-properties style:font-name="Arial2" fo:language="es" fo:country="ES" style:text-underline-style="solid" style:text-underline-width="auto" style:text-underline-color="font-color" officeooo:rsid="000c9bf7" style:font-name-complex="Arial2"/>
    </style:style>
    <style:style style:name="T9" style:family="text">
      <style:text-properties style:font-name="Arial2" fo:language="es" fo:country="ES" style:font-name-complex="Arial2"/>
    </style:style>
    <style:style style:name="T10" style:family="text">
      <style:text-properties fo:font-weight="normal" style:font-name-asian="Helvetica"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c9bf7"/>
    </style:style>
    <style:style style:name="T13" style:family="text">
      <style:text-properties officeooo:rsid="000c9bf7"/>
    </style:style>
    <style:style style:name="T14" style:family="text"/>
    <style:style style:name="T15"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6"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7"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8"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list xml:id="list3663348629" text:style-name="L1">
        <text:list-item>
          <text:p text:style-name="P9"><text:span text:style-name="T10">Completa</text:span><text:span text:style-name="T4">:</text:span></text:p>
        </text:list-item>
      </text:list>
      <text:list xml:id="list418643170" text:style-name="L2">
        <text:list-item>
          <text:p text:style-name="P12"><text:span text:style-name="T9">Una dirección IPv4 consta de</text:span><text:span text:style-name="T7"> <text:tab/></text:span><text:span text:style-name="T8">32</text:span><text:span text:style-name="T7"><text:tab/> </text:span><text:span text:style-name="T5">bits</text:span><text:span text:style-name="T9">, agrupados de</text:span><text:span text:style-name="T5"> </text:span><text:span text:style-name="T7"><text:tab/></text:span><text:span text:style-name="T8">4</text:span><text:span text:style-name="T7"><text:tab/></text:span><text:span text:style-name="T5"> </text:span><text:span text:style-name="T9">y representados en </text:span><text:span text:style-name="T7"><text:tab/><text:tab/></text:span><text:span text:style-name="T8">decimal</text:span><text:span text:style-name="T7"><text:tab/><text:tab/></text:span><text:span text:style-name="T9">. Los valores de estos números decimales van entre </text:span><text:span text:style-name="T7"><text:tab/></text:span><text:span text:style-name="T8">0</text:span><text:span text:style-name="T7"><text:tab/></text:span><text:span text:style-name="T9"> y </text:span><text:span text:style-name="T7"><text:tab/><text:tab/></text:span><text:span text:style-name="T8">256</text:span><text:span text:style-name="T7"><text:tab/></text:span></text:p>
        </text:list-item>
        <text:list-item>
          <text:p text:style-name="P13"><text:span text:style-name="T9">Las direcciones IP no son entendidas en los niveles </text:span><text:span text:style-name="T7"><text:tab/><text:tab/></text:span><text:span text:style-name="T8">fisico</text:span><text:span text:style-name="T7"><text:tab/><text:tab/><text:tab/><text:tab/><text:tab/> <text:s/></text:span><text:span text:style-name="T9">y si son entendidas por el <text:s/>nivel </text:span><text:span text:style-name="T7"><text:tab/></text:span><text:span text:style-name="T8">enlace de datos y red(2/3)</text:span><text:span text:style-name="T7"><text:tab/><text:tab/></text:span><text:span text:style-name="T9">. </text:span></text:p>
        </text:list-item>
        <text:list-item>
          <text:p text:style-name="P13"><text:span text:style-name="T9">El protocolo </text:span><text:span text:style-name="T7"><text:tab/><text:tab/></text:span><text:span text:style-name="T8">MAC</text:span><text:span text:style-name="T7"><text:tab/><text:tab/><text:tab/><text:tab/></text:span><text:span text:style-name="T9">, resuelve el problema de encontrar qué dirección física corresponde a una dirección IP dada.</text:span></text:p>
        </text:list-item>
        <text:list-item>
          <text:p text:style-name="P13"><text:span text:style-name="T9">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7"><text:tab/><text:tab/><text:tab/></text:span><text:span text:style-name="T8">esquema de direccionamiento</text:span><text:span text:style-name="T7"><text:tab/><text:tab/><text:tab/><text:tab/></text:span></text:p>
        </text:list-item>
        <text:list-item>
          <text:p text:style-name="P12"><text:span text:style-name="T5">El direccionamiento IPv4 establece que de los </text:span><text:span text:style-name="T7"><text:tab/><text:tab/></text:span><text:span text:style-name="T8">21</text:span><text:span text:style-name="T7"><text:tab/></text:span><text:span text:style-name="T5"> bits:</text:span></text:p>
          <text:list>
            <text:list-item>
              <text:p text:style-name="P13"><text:span text:style-name="T9">Una parte de los bits determina el tipo de dirección, es decir si es </text:span><text:span text:style-name="T7"><text:tab/><text:tab/><text:tab/><text:tab/></text:span></text:p>
              <text:p text:style-name="P13"><text:span text:style-name="T9">y también determinan <text:s/>el </text:span><text:span text:style-name="T7"><text:tab/><text:tab/><text:tab/><text:tab/></text:span><text:span text:style-name="T9">.</text:span></text:p>
            </text:list-item>
            <text:list-item>
              <text:p text:style-name="P14">Otra parte de los bits determinan el número de host. Dentro de la<text:span text:style-name="T11"><text:tab/></text:span><text:span text:style-name="T12">MAC</text:span><text:span text:style-name="T11"><text:tab/></text:span></text:p>
            </text:list-item>
          </text:list>
        </text:list-item>
        <text:list-item>
          <text:p text:style-name="P12"><text:span text:style-name="T9">En TCP/IP una mascara de red es</text:span><text:span text:style-name="T7"> <text:tab/><text:tab/><text:tab/><text:tab/><text:tab/><text:tab/></text:span><text:span text:style-name="T5">en una dirección Ipv4. La mascara esta formada por bits de ellos tendrán el valor 1 aquellos que identifique <text:tab/></text:span><text:span text:style-name="T7"><text:tab/><text:tab/></text:span><text:span text:style-name="T5"> y valor 0 aquellos que </text:span><text:span text:style-name="T7"><text:tab/><text:tab/><text:tab/><text:tab/><text:tab/><text:tab/><text:tab/><text:tab/><text:tab/> </text:span><text:span text:style-name="T5">Estos 32 bits se agrupan de</text:span><text:span text:style-name="T7"> <text:tab/><text:tab/><text:tab/><text:tab/>.</text:span></text:p>
        </text:list-item>
        <text:list-item>
          <text:p text:style-name="P12"><text:span text:style-name="T5">En una notación CIDR (Classless Inter-Domain Routing). se agregar un subfijo a la dirección IP</text:span><text:span text:style-name="T7"> </text:span><text:span text:style-name="T5">indicando </text:span><text:span text:style-name="T7"><text:tab/><text:tab/><text:tab/><text:tab/><text:tab/><text:tab/><text:tab/><text:tab/>, </text:span><text:span text:style-name="T5">teniendo en cuenta que se cuentan de izquierda a derecha.</text:span></text:p>
        </text:list-item>
        <text:list-item>
          <text:p text:style-name="P10"><text:span text:style-name="T6"><text:s/>ICMP (Protocolo de mensajes de control de Internet) es un protocolo que permite </text:span>a<text:span text:style-name="T6">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 </text:span><text:span text:style-name="T1">enviando un datagrama</text:span><text:span text:style-name="T2"> <text:tab/><text:tab/><text:tab/> <text:s/></text:span><text:span text:style-name="T1">a un destino y solicitando que regrese.</text:span></text:p>
        </text:list-item>
      </text:list>
      <text:p text:style-name="P3"/>
      <text:list xml:id="list215738584319310" text:continue-list="list3663348629" text:style-name="L1">
        <text:list-item>
          <text:p text:style-name="P11"><text:s/>¿Cuál es el intervalo decimal y binario del primer octeto para todas las direcciones IP clase "B" posibles?<text:span text:style-name="T13">1</text:span></text:p>
        </text:list-item>
      </text:list>
      <text:p text:style-name="P2"/>
      <text:list xml:id="list215737151119763" text:continue-numbering="true" text:style-name="L1">
        <text:list-item>
          <text:p text:style-name="P11"><text:s/>¿Cuántos octetos hay en una dirección IP v4? <text:span text:style-name="T13">4</text:span> <text:s/>¿Cuántos bits puede haber por octeto? <text:span text:style-name="T13">8</text:span></text:p>
          <text:p text:style-name="P11"><text:s/>¿Qué octeto u octetos representan la parte que corresponde a la red de una dirección IP clase "C"? <text:span text:style-name="T13">los primeros 3</text:span> </text:p>
          <text:p text:style-name="P11">¿Cuál es la cantidad máxima de hosts que se pueden tener con una dirección de red clase C? <text:s/><text:span text:style-name="T13">255-2</text:span></text:p>
          <text:p text:style-name="P11"><text:soft-page-break/>¿Qué octeto u octetos representan la parte que corresponde al host de una dirección IP clase "A"? <text:span text:style-name="T13">los tres ultimo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CD32440F5005AF8E.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0</meta:editing-cycles>
    <meta:editing-duration>PT3H3M47S</meta:editing-duration>
    <meta:initial-creator>Blanca I-I</meta:initial-creator>
    <dc:date>2019-02-06T21:57:36.723000000</dc:date>
    <meta:document-statistic meta:table-count="0" meta:image-count="1" meta:object-count="0" meta:page-count="2" meta:paragraph-count="19" meta:word-count="408" meta:character-count="2346" meta:non-whitespace-character-count="1872"/>
    <meta:user-defined meta:name="Info 1"/>
    <meta:user-defined meta:name="Info 2"/>
    <meta:user-defined meta:name="Info 3"/>
    <meta:user-defined meta:name="Info 4"/>
  </office:meta>
</office:document-meta>
</file>